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5002"/>
    <style:style style:name="ce8" style:family="table-cell" style:parent-style-name="Default" style:data-style-name="N5002">
      <style:table-cell-properties fo:border="none"/>
    </style:style>
    <style:style style:name="ce9" style:family="table-cell" style:parent-style-name="Default" style:data-style-name="N5002">
      <style:table-cell-properties fo:border-bottom="0.002cm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 style:data-style-name="N5002">
      <style:table-cell-properties fo:border-bottom="none" fo:border-left="none" fo:border-right="0.002cm solid #000000" fo:border-top="none"/>
    </style:style>
    <style:style style:name="ce13" style:family="table-cell" style:parent-style-name="Default" style:data-style-name="N5002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shapes>
          <draw:frame draw:z-index="0" draw:style-name="gr1" svg:width="23.745cm" svg:height="14.46cm" svg:x="4.599cm" svg:y="41.516cm">
            <draw:object draw:notify-on-update-of-ranges="Feuille1.C5:Feuille1.C7 Feuille1.D5:Feuille1.G7 Feuille1.I3:Feuille1.I3 Feuille1.D8:Feuille1.G8 Feuille1.D5:Feuille1.G5 Feuille1.I4:Feuille1.I4 Feuille1.D33:Feuille1.G33 Feuille1.D30:Feuille1.G30 Feuille1.I6:Feuille1.I6 Feuille1.D81:Feuille1.F81 Feuille1.D80:Feuille1.G8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3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>
            <text:p>WS : write small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office:value-type="string">
            <text:p>GlusterFS</text:p>
          </table:table-cell>
        </table:table-row>
        <table:table-row table:style-name="ro2">
          <table:table-cell office:value-type="string">
            <text:p>WB : write big</text:p>
          </table:table-cell>
          <table:table-cell/>
          <table:table-cell table:style-name="ce1" office:value-type="string">
            <text:p>GlusterFS WS</text:p>
          </table:table-cell>
          <table:table-cell table:style-name="ce6" table:number-columns-repeated="3"/>
          <table:table-cell table:style-name="ce10"/>
          <table:table-cell/>
          <table:table-cell office:value-type="string">
            <text:p>MooseFS</text:p>
          </table:table-cell>
        </table:table-row>
        <table:table-row table:style-name="ro2">
          <table:table-cell office:value-type="string">
            <text:p>RS : read small</text:p>
          </table:table-cell>
          <table:table-cell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CephFS</text:p>
          </table:table-cell>
        </table:table-row>
        <table:table-row table:style-name="ro2">
          <table:table-cell office:value-type="string">
            <text:p>RB : read big</text:p>
          </table:table-cell>
          <table:table-cell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/>
          <table:table-cell office:value-type="string">
            <text:p>NFS (1 serveur)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38.5547428652195">
            <text:p>38.55</text:p>
          </table:table-cell>
          <table:table-cell table:style-name="ce9" office:value-type="float" office:value="209.478302814662">
            <text:p>209.48</text:p>
          </table:table-cell>
          <table:table-cell table:style-name="ce9" office:value-type="float" office:value="804.683763480763">
            <text:p>804.68</text:p>
          </table:table-cell>
          <table:table-cell table:style-name="ce13" office:value-type="float" office:value="1957.50681796764">
            <text:p>1957.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GlusterFS WB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254.008625227862">
            <text:p>254.01</text:p>
          </table:table-cell>
          <table:table-cell table:style-name="ce9" office:value-type="float" office:value="1533.94746419434">
            <text:p>1533.95</text:p>
          </table:table-cell>
          <table:table-cell table:style-name="ce9" office:value-type="float" office:value="5249.85853457435">
            <text:p>5249.86</text:p>
          </table:table-cell>
          <table:table-cell table:style-name="ce13" office:value-type="float" office:value="11407.2970209451">
            <text:p>11407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GlusterFS RS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42.8242666433741">
            <text:p>42.82</text:p>
          </table:table-cell>
          <table:table-cell table:style-name="ce9" office:value-type="float" office:value="200.148084511797">
            <text:p>200.15</text:p>
          </table:table-cell>
          <table:table-cell table:style-name="ce9" office:value-type="float" office:value="802.951912735387">
            <text:p>802.95</text:p>
          </table:table-cell>
          <table:table-cell table:style-name="ce13" office:value-type="float" office:value="1756.84347382897">
            <text:p>1756.8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>
            <text:p>GlusterFS RB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287.222805714875">
            <text:p>287.22</text:p>
          </table:table-cell>
          <table:table-cell table:style-name="ce9" office:value-type="float" office:value="1461.57872549575">
            <text:p>1461.58</text:p>
          </table:table-cell>
          <table:table-cell table:style-name="ce9" office:value-type="float" office:value="4914.09087601418">
            <text:p>4914.09</text:p>
          </table:table-cell>
          <table:table-cell table:style-name="ce13" office:value-type="float" office:value="11139.0730654389">
            <text:p>11139.07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MooseFS WS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office:value-type="float" office:value="4.36828207348871">
            <text:p>4.37</text:p>
          </table:table-cell>
          <table:table-cell table:style-name="ce8" office:value-type="float" office:value="13.9340150093952">
            <text:p>13.93</text:p>
          </table:table-cell>
          <table:table-cell table:style-name="ce8" office:value-type="float" office:value="17.9293435898686">
            <text:p>17.93</text:p>
          </table:table-cell>
          <table:table-cell table:style-name="ce12" office:value-type="float" office:value="17.7979032289463">
            <text:p>17.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4.17340717667637">
            <text:p>4.17</text:p>
          </table:table-cell>
          <table:table-cell table:style-name="ce9" office:value-type="float" office:value="18.011401946913">
            <text:p>18.01</text:p>
          </table:table-cell>
          <table:table-cell table:style-name="ce9" office:value-type="float" office:value="34.3509918658859">
            <text:p>34.35</text:p>
          </table:table-cell>
          <table:table-cell table:style-name="ce13" office:value-type="float" office:value="36.2164982099727">
            <text:p>36.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MooseFS <text:s/>WB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office:value-type="float" office:value="79.8253164641714">
            <text:p>79.83</text:p>
          </table:table-cell>
          <table:table-cell table:style-name="ce8" office:value-type="float" office:value="308.100540137507">
            <text:p>308.10</text:p>
          </table:table-cell>
          <table:table-cell table:style-name="ce8" office:value-type="float" office:value="573.012451079947">
            <text:p>573.01</text:p>
          </table:table-cell>
          <table:table-cell table:style-name="ce12" office:value-type="float" office:value="545.861869788718">
            <text:p>545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92.3340052363227">
            <text:p>92.33</text:p>
          </table:table-cell>
          <table:table-cell table:style-name="ce9" office:value-type="float" office:value="385.986123773754">
            <text:p>385.99</text:p>
          </table:table-cell>
          <table:table-cell table:style-name="ce9" office:value-type="float" office:value="1295.74127837851">
            <text:p>1295.74</text:p>
          </table:table-cell>
          <table:table-cell table:style-name="ce13" office:value-type="float" office:value="1631.77500941878">
            <text:p>1631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MooseFS <text:s/>RS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office:value-type="float" office:value="35.0331633871408">
            <text:p>35.03</text:p>
          </table:table-cell>
          <table:table-cell table:style-name="ce8" office:value-type="float" office:value="172.099316323789">
            <text:p>172.10</text:p>
          </table:table-cell>
          <table:table-cell table:style-name="ce8" office:value-type="float" office:value="569.373968566872">
            <text:p>569.37</text:p>
          </table:table-cell>
          <table:table-cell table:style-name="ce12" office:value-type="float" office:value="853.359580464914">
            <text:p>853.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31.974204893642">
            <text:p>31.97</text:p>
          </table:table-cell>
          <table:table-cell table:style-name="ce9" office:value-type="float" office:value="163.316975268696">
            <text:p>163.32</text:p>
          </table:table-cell>
          <table:table-cell table:style-name="ce9" office:value-type="float" office:value="567.773384217998">
            <text:p>567.77</text:p>
          </table:table-cell>
          <table:table-cell table:style-name="ce13" office:value-type="float" office:value="823.544756012573">
            <text:p>823.5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>
            <text:p>MooseFS <text:s/>RB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office:value-type="float" office:value="1779.99370405348">
            <text:p>1779.99</text:p>
          </table:table-cell>
          <table:table-cell table:style-name="ce8" office:value-type="float" office:value="8525.0310542825">
            <text:p>8525.03</text:p>
          </table:table-cell>
          <table:table-cell table:style-name="ce8" office:value-type="float" office:value="31322.1065236739">
            <text:p>31322.11</text:p>
          </table:table-cell>
          <table:table-cell table:style-name="ce12" office:value-type="float" office:value="64509.8780226422">
            <text:p>64509.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1755.6105626572">
            <text:p>1755.61</text:p>
          </table:table-cell>
          <table:table-cell table:style-name="ce9" office:value-type="float" office:value="8468.73862598295">
            <text:p>8468.74</text:p>
          </table:table-cell>
          <table:table-cell table:style-name="ce9" office:value-type="float" office:value="29746.9095030545">
            <text:p>29746.91</text:p>
          </table:table-cell>
          <table:table-cell table:style-name="ce13" office:value-type="float" office:value="57816.3537578938">
            <text:p>57816.3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CephFS WS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table:number-columns-repeated="3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CephFS <text:s/>WB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table:number-columns-repeated="3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CephFS RS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table:number-columns-repeated="3"/>
          <table:table-cell table:style-name="ce13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>
            <text:p>CephFS <text:s/>RB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table:number-columns-repeated="3"/>
          <table:table-cell table:style-name="ce1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NFS WS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9" office:value-type="float" office:value="1.75958843175153">
            <text:p>1.76</text:p>
          </table:table-cell>
          <table:table-cell table:style-name="ce9" office:value-type="float" office:value="1.16939132036797">
            <text:p>1.17</text:p>
          </table:table-cell>
          <table:table-cell table:style-name="ce9" office:value-type="float" office:value="1.31241115490212">
            <text:p>1.31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NFS <text:s/>WB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9" office:value-type="float" office:value="35.1138578255422">
            <text:p>35.11</text:p>
          </table:table-cell>
          <table:table-cell table:style-name="ce9" office:value-type="float" office:value="37.8319726388744">
            <text:p>37.83</text:p>
          </table:table-cell>
          <table:table-cell table:style-name="ce9" office:value-type="float" office:value="8.54349243833566">
            <text:p>8.54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NFS RS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9" office:value-type="float" office:value="71.531377783937">
            <text:p>71.53</text:p>
          </table:table-cell>
          <table:table-cell table:style-name="ce9" office:value-type="float" office:value="145.779666481688">
            <text:p>145.78</text:p>
          </table:table-cell>
          <table:table-cell table:style-name="ce9" office:value-type="float" office:value="527.967158899597">
            <text:p>527.97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>
            <text:p>NFS <text:s/>RB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9" office:value-type="float" office:value="1675.29092930174">
            <text:p>1675.29</text:p>
          </table:table-cell>
          <table:table-cell table:style-name="ce9" office:value-type="float" office:value="1172.54914547622">
            <text:p>1172.55</text:p>
          </table:table-cell>
          <table:table-cell table:style-name="ce9" office:value-type="float" office:value="329.874866323465">
            <text:p>329.87</text:p>
          </table:table-cell>
          <table:table-cell table:style-name="ce1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50 Serveur (+ NFS) 5 1 clients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116" number:language="en" number:country="US">
      <number:number number:decimal-places="2" number:min-integer-digits="3"/>
    </number:number-style>
    <number:number-style style:name="N5117" number:language="en" number:country="US">
      <number:number number:decimal-places="2" number:min-integer-digits="7"/>
    </number:number-style>
    <number:number-style style:name="N5118" number:language="en" number:country="US">
      <number:number number:decimal-places="3" number:min-integer-digits="1"/>
    </number:number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6">26/03/2011</text:date>, <text:time>18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6T15:54:06</meta:creation-date>
    <dc:date>2011-03-26T18:27:45</dc:date>
    <meta:editing-duration>PT51M34S</meta:editing-duration>
    <meta:editing-cycles>39</meta:editing-cycles>
    <meta:generator>OpenOffice.org/3.3$Unix OpenOffice.org_project/330m20$Build-9567</meta:generator>
    <meta:document-statistic meta:table-count="3" meta:cell-count="1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eries-source="rows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002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5002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500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746cm" svg:height="14.461cm" xlink:href=".." xlink:type="simple" chart:class="chart:scatter" chart:style-name="ch1">
        <chart:title svg:x="10.454cm" svg:y="0.425cm" chart:style-name="ch2">
          <text:p>50 serveurs :</text:p>
        </chart:title>
        <chart:subtitle svg:x="9.686cm" svg:y="1.493cm" chart:style-name="ch3">
          <text:p>écriture de petits fichiers</text:p>
        </chart:subtitle>
        <chart:legend chart:legend-position="end" svg:x="20.423cm" svg:y="6.485cm" chart:style-name="ch4"/>
        <chart:plot-area chart:style-name="ch5" table:cell-range-address="Feuille1.C5:Feuille1.G7 Feuille1.I3:Feuille1.I4 Feuille1.D8:Feuille1.G8 Feuille1.D33:Feuille1.G33 Feuille1.I6:Feuille1.I6 Feuille1.D81:Feuille1.F81" chart:data-source-has-labels="both" svg:x="1.485cm" svg:y="2.754cm" svg:width="17.99cm" svg:height="10.437cm">
          <chartooo:coordinate-region svg:x="2.927cm" svg:y="2.953cm" svg:width="16.361cm" svg:height="9.591cm"/>
          <chart:axis chart:dimension="x" chart:name="primary-x" chart:style-name="ch6">
            <chart:title svg:x="9.007cm" svg:y="13.48cm" chart:style-name="ch7">
              <text:p>Nombre de client(s)</text:p>
            </chart:title>
            <chart:categories table:cell-range-address="Feuille1.D5:Feuille1.G7"/>
          </chart:axis>
          <chart:axis chart:dimension="y" chart:name="primary-y" chart:style-name="ch8">
            <chart:title svg:x="0.451cm" svg:y="9.18cm" chart:style-name="ch9">
              <text:p>Débit en Mo/sec</text:p>
            </chart:title>
            <chart:grid chart:style-name="ch10" chart:class="major"/>
          </chart:axis>
          <chart:series chart:style-name="ch11" chart:values-cell-range-address="Feuille1.D8:Feuille1.G8" chart:label-cell-address="Feuille1.I3:Feuille1.I3" chart:class="chart:scatter">
            <chart:domain table:cell-range-address="Feuille1.D5:Feuille1.G5"/>
            <chart:data-point chart:repeated="4"/>
          </chart:series>
          <chart:series chart:style-name="ch12" chart:values-cell-range-address="Feuille1.D33:Feuille1.G33" chart:label-cell-address="Feuille1.I4:Feuille1.I4" chart:class="chart:scatter">
            <chart:domain table:cell-range-address="Feuille1.D30:Feuille1.G30"/>
            <chart:data-point chart:repeated="4"/>
          </chart:series>
          <chart:series chart:style-name="ch13" chart:values-cell-range-address="Feuille1.D81:Feuille1.F81" chart:label-cell-address="Feuille1.I6:Feuille1.I6" chart:class="chart:scatter">
            <chart:domain table:cell-range-address="Feuille1.D80:Feuille1.G80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text:list>
                  <text:list-item>
                    <text:p>1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1.D5:Feuille1.G7</svg:desc>
                </draw:g>
              </table:table-cell>
              <table:table-cell office:value-type="string">
                <text:p>5</text:p>
                <text:list>
                  <text:list-item>
                    <text:p>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</text:p>
                <text:list>
                  <text:list-item>
                    <text:p>2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50</text:p>
                <text:list>
                  <text:list-item>
                    <text:p>5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5:Feuille1.G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lusterFS</text:p>
                <draw:g>
                  <svg:desc>Feuille1.I3:Feuille1.I3</svg:desc>
                </draw:g>
              </table:table-cell>
              <table:table-cell office:value-type="float" office:value="38.5547428652195">
                <text:p>38.5547428652195</text:p>
                <draw:g>
                  <svg:desc>Feuille1.D8:Feuille1.G8</svg:desc>
                </draw:g>
              </table:table-cell>
              <table:table-cell office:value-type="float" office:value="209.478302814662">
                <text:p>209.478302814662</text:p>
              </table:table-cell>
              <table:table-cell office:value-type="float" office:value="804.683763480763">
                <text:p>804.683763480763</text:p>
              </table:table-cell>
              <table:table-cell office:value-type="float" office:value="1957.50681796764">
                <text:p>1957.50681796764</text:p>
              </table:table-cell>
            </table:table-row>
            <table:table-row>
              <table:table-cell office:value-type="string">
                <text:p>Ligne 3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30:Feuille1.G3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MooseFS</text:p>
                <draw:g>
                  <svg:desc>Feuille1.I4:Feuille1.I4</svg:desc>
                </draw:g>
              </table:table-cell>
              <table:table-cell office:value-type="float" office:value="4.17340717667637">
                <text:p>4.17340717667637</text:p>
                <draw:g>
                  <svg:desc>Feuille1.D33:Feuille1.G33</svg:desc>
                </draw:g>
              </table:table-cell>
              <table:table-cell office:value-type="float" office:value="18.011401946913">
                <text:p>18.011401946913</text:p>
              </table:table-cell>
              <table:table-cell office:value-type="float" office:value="34.3509918658859">
                <text:p>34.3509918658859</text:p>
              </table:table-cell>
              <table:table-cell office:value-type="float" office:value="36.2164982099727">
                <text:p>36.2164982099727</text:p>
              </table:table-cell>
            </table:table-row>
            <table:table-row>
              <table:table-cell office:value-type="string">
                <text:p>Ligne 8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80:Feuille1.G8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NFS (1 serveur)</text:p>
                <draw:g>
                  <svg:desc>Feuille1.I6:Feuille1.I6</svg:desc>
                </draw:g>
              </table:table-cell>
              <table:table-cell office:value-type="float" office:value="1.75958843175153">
                <text:p>1.75958843175153</text:p>
                <draw:g>
                  <svg:desc>Feuille1.D81:Feuille1.F81</svg:desc>
                </draw:g>
              </table:table-cell>
              <table:table-cell office:value-type="float" office:value="1.16939132036797">
                <text:p>1.16939132036797</text:p>
              </table:table-cell>
              <table:table-cell office:value-type="float" office:value="1.31241115490212">
                <text:p>1.31241115490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